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eting Agenda</text:h>
      <text:p text:style-name="Text_20_body">Location: Via mail.</text:p>
      <text:p text:style-name="Text_20_body">Date: 10-05-21</text:p>
      <text:p text:style-name="Text_20_body">Time: N/A</text:p>
      <text:p text:style-name="Text_20_body">Facilitator: Jonas Jacobsson &amp; Christian Bergström</text:p>
      <text:p text:style-name="Text_20_body">Participants: Jonas Jacobsson &amp; Christian Bergström</text:p>
      <text:list xml:id="list1296038029" text:style-name="L1">
        <text:list-item>
          <text:p text:style-name="P1">Objectives (5 min)</text:p>
          <text:p text:style-name="P1">Progress report.</text:p>
        </text:list-item>
        <text:list-item>
          <text:p text:style-name="P1">Reports (15 min)</text:p>
          <text:p text:style-name="P1">The things brought up in the supervisor meeting have been addressed, apart from the NewGameFrame depending on the Control package directly. The only way to fix it without a major change in the structure would be to have TrimokuLogic create the Users, but then it would need to import things from the View package, which is equally bad. We could write a one-use interface, but that's just cheating.</text:p>
        </text:list-item>
        <text:list-item>
          <text:p text:style-name="P1">Discussion items (35 min)</text:p>
          <text:p text:style-name="P1">We feel that we are done with the coding. We'll just have to make sure the documentation is consistent with the current code base.</text:p>
        </text:list-item>
        <text:list-item>
          <text:p text:style-name="P1">Outcomes and assignments (5 min)</text:p>
          <text:p text:style-name="P1">Fix the documentation (RAD, SDD). Start working on the presentation.</text:p>
        </text:list-item>
        <text:list-item>
          <text:p text:style-name="P1">Wrap up</text:p>
          <text:p text:style-name="P1">No further meeting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10-02-02T18:35:41</meta:creation-date>
    <dc:date>2010-05-25T14:09:46</dc:date>
    <meta:editing-cycles>35</meta:editing-cycles>
    <meta:editing-duration>PT04H40M06S</meta:editing-duration>
    <dc:creator>Jonas Jacobson</dc:creator>
    <meta:document-statistic meta:table-count="0" meta:image-count="0" meta:object-count="0" meta:page-count="1" meta:paragraph-count="16" meta:word-count="150" meta:character-count="896"/>
    <meta:user-defined meta:name="Info 1"/>
    <meta:user-defined meta:name="Info 2"/>
    <meta:user-defined meta:name="Info 3"/>
    <meta:user-defined meta:name="Info 4"/>
  </office:meta>
</office:document-meta>
</file>